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dc0f8" officeooo:paragraph-rsid="001dc0f8"/>
    </style:style>
    <style:style style:name="P2" style:family="paragraph" style:parent-style-name="Heading_20_3">
      <style:text-properties style:font-name="Arial"/>
    </style:style>
    <style:style style:name="P3" style:family="paragraph" style:parent-style-name="Heading_20_3">
      <style:text-properties officeooo:paragraph-rsid="0020bbe8"/>
    </style:style>
    <style:style style:name="P4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13">
      <style:text-properties style:font-name="Arial"/>
    </style:style>
    <style:style style:name="P7" style:family="paragraph" style:parent-style-name="Text_20_body" style:list-style-name="L15">
      <style:text-properties style:font-name="Arial"/>
    </style:style>
    <style:style style:name="P8" style:family="paragraph" style:parent-style-name="Text_20_body" style:list-style-name="L11"/>
    <style:style style:name="P9" style:family="paragraph" style:parent-style-name="Text_20_body" style:list-style-name="L13"/>
    <style:style style:name="P10" style:family="paragraph" style:parent-style-name="Text_20_body" style:list-style-name="L13">
      <style:text-properties officeooo:paragraph-rsid="0020bbe8"/>
    </style:style>
    <style:style style:name="P11" style:family="paragraph" style:parent-style-name="Text_20_body" style:list-style-name="L15"/>
    <style:style style:name="P12" style:family="paragraph" style:parent-style-name="Text_20_body">
      <style:text-properties officeooo:paragraph-rsid="0020bbe8"/>
    </style:style>
    <style:style style:name="P13" style:family="paragraph" style:parent-style-name="Text_20_body" style:list-style-name="L13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15">
      <style:paragraph-properties fo:margin-top="0cm" fo:margin-bottom="0cm" style:contextual-spacing="false"/>
      <style:text-properties style:font-name="Arial"/>
    </style:style>
    <style:style style:name="P15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5pt" style:font-size-asian="15pt" style:font-size-complex="15pt"/>
    </style:style>
    <style:style style:name="T4" style:family="text">
      <style:text-properties style:font-name="Arial" officeooo:rsid="0020bbe8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20bbe8" style:font-weight-asian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bold" officeooo:rsid="0020bbe8" style:font-weight-asian="bold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8_1_1_1737743927234_105"/><text:span text:style-name="Strong_20_Emphasis"><text:span text:style-name="T2">3.2 Procesamiento de lenguaje natural</text:span></text:span></text:h>
      <text:p text:style-name="Text_20_body"><text:span text:style-name="Strong_20_Emphasis"><text:span text:style-name="T1"/></text:span></text:p>
      <text:h text:style-name="P2" text:outline-level="3"><text:span text:style-name="Strong_20_Emphasis"><text:span text:style-name="T9">1. ¿Qué son los modelos como el de cadenas ocultas de Markov?</text:span></text:span></text:h>
      <text:p text:style-name="Text_20_body"><text:span text:style-name="T1">Los </text:span><text:span text:style-name="Strong_20_Emphasis"><text:span text:style-name="T5">modelos de cadenas ocultas de Markov (Hidden Markov Models, HMM)</text:span></text:span><text:span text:style-name="T1"> son modelos estadísticos que se utilizan para representar sistemas cuya evolución está gobernada por un proceso probabilístico. Estos modelos consisten en:</text:span></text:p>
      <text:list xml:id="list49514476" text:style-name="L11">
        <text:list-item>
          <text:p text:style-name="P15"><text:span text:style-name="Strong_20_Emphasis"><text:span text:style-name="T1">Estados ocultos</text:span></text:span><text:span text:style-name="T1">: Los estados reales del sistema que no son directamente observables.</text:span></text:p>
        </text:list-item>
        <text:list-item>
          <text:p text:style-name="P15"><text:span text:style-name="Strong_20_Emphasis"><text:span text:style-name="T1">Observaciones</text:span></text:span><text:span text:style-name="T1">: Datos visibles o evidencias que dependen probabilísticamente de los estados ocultos.</text:span></text:p>
        </text:list-item>
        <text:list-item>
          <text:p text:style-name="P15"><text:span text:style-name="Strong_20_Emphasis"><text:span text:style-name="T1">Transiciones</text:span></text:span><text:span text:style-name="T1">: Probabilidades de pasar de un estado oculto a otro.</text:span></text:p>
        </text:list-item>
        <text:list-item>
          <text:p text:style-name="P8"><text:span text:style-name="Strong_20_Emphasis"><text:span text:style-name="T1">Emisiones</text:span></text:span><text:span text:style-name="T1">: Probabilidades de observar un dato dado un estado oculto.</text:span></text:p>
        </text:list-item>
      </text:list>
      <text:p text:style-name="P5">Un ejemplo clásico de uso es el reconocimiento del habla, donde las palabras pronunciadas (estados ocultos) generan señales acústicas (observaciones) que se modelan probabilísticamente.</text:p>
      <text:p text:style-name="P5"/>
      <text:p text:style-name="P5"/>
      <text:h text:style-name="Heading_20_3" text:outline-level="3"><text:span text:style-name="Strong_20_Emphasis"><text:span text:style-name="T1">2. ¿Cómo se llaman los 3 corpus que podemos encontrar en español para realizar test en </text:span></text:span><text:span text:style-name="Strong_20_Emphasis"><text:span text:style-name="Source_20_Text"><text:span text:style-name="T1">spanishNLPModelCorpus</text:span></text:span></text:span><text:span text:style-name="Strong_20_Emphasis"><text:span text:style-name="T1">?</text:span></text:span></text:h>
      <text:p text:style-name="Text_20_body"><text:span text:style-name="T1">Los corpus en español utilizados comúnmente en </text:span><text:span text:style-name="Source_20_Text"><text:span text:style-name="T1">spanishNLPModelCorpus</text:span></text:span><text:span text:style-name="T1"> para pruebas </text:span><text:span text:style-name="T4">son el </text:span><text:span text:style-name="Strong_20_Emphasis"><text:span text:style-name="T5">CORPES XXI</text:span></text:span><text:span text:style-name="T1">, que abarca textos actuales en diversos dialectos del español. </text:span><text:span text:style-name="T4">El </text:span><text:span text:style-name="Strong_20_Emphasis"><text:span text:style-name="T5">CESS-ECE</text:span></text:span><text:span text:style-name="T1">, diseñado para estudios sintácticos. </text:span><text:span text:style-name="T4">Y, el </text:span><text:span text:style-name="T6">A</text:span><text:span text:style-name="Strong_20_Emphasis"><text:span text:style-name="T5">ncora</text:span></text:span><text:span text:style-name="T1"> </text:span><text:span text:style-name="T4">u</text:span><text:span text:style-name="T1">n corpus anotado para el análisis sintáctico y semántico en español.</text:span></text:p>
      <text:p text:style-name="P5">Estos corpus son utilizados para entrenar, evaluar y ajustar modelos lingüísticos en tareas de procesamiento del lenguaje natural (NLP).</text:p>
      <text:p text:style-name="P5"/>
      <text:h text:style-name="P3" text:outline-level="3"><text:span text:style-name="Strong_20_Emphasis"><text:span text:style-name="T1">3. ¿Qué es la gramática y la sintaxis de una lengua? Pon ejemplos.</text:span></text:span></text:h>
      <text:list xml:id="list2182419678" text:style-name="L13">
        <text:list-item>
          <text:p text:style-name="P9"><text:span text:style-name="Strong_20_Emphasis"><text:span text:style-name="T4">La g</text:span></text:span><text:span text:style-name="Strong_20_Emphasis"><text:span text:style-name="T1">ramática</text:span></text:span><text:span text:style-name="T1"> </text:span><text:span text:style-name="T4">e</text:span><text:span text:style-name="T1">s el conjunto de reglas que definen cómo se forman palabras, frases y oraciones en una lengua. La gramática incluye la </text:span><text:span text:style-name="Strong_20_Emphasis"><text:span text:style-name="T5">morfología</text:span></text:span><text:span text:style-name="T1"> (formación de palabras) y la </text:span><text:span text:style-name="Strong_20_Emphasis"><text:span text:style-name="T5">sintaxis</text:span></text:span><text:span text:style-name="T1"> (estructura de oraciones).</text:span></text:p>
          <text:list>
            <text:list-item>
              <text:p text:style-name="P13">Formación del plural: "gato" → "gatos" (regla gramatical para formar el plural añadiendo "s").</text:p>
            </text:list-item>
            <text:list-item>
              <text:p text:style-name="P13"><text:soft-page-break/>Conjugación verbal: "yo hablo", "tú hablas" (reglas gramaticales para el presente de indicativo).</text:p>
              <text:p text:style-name="P13"/>
            </text:list-item>
          </text:list>
        </text:list-item>
        <text:list-item>
          <text:p text:style-name="P10"><text:span text:style-name="Strong_20_Emphasis"><text:span text:style-name="T4">La s</text:span></text:span><text:span text:style-name="Strong_20_Emphasis"><text:span text:style-name="T1">intaxis </text:span></text:span><text:span text:style-name="Strong_20_Emphasis"><text:span text:style-name="T6">e</text:span></text:span><text:span text:style-name="T1">s el componente de la gramática que se ocupa de cómo las palabras se combinan para formar oraciones coherentes y con significado.<text:line-break/>Ejemplo:</text:span></text:p>
          <text:list>
            <text:list-item>
              <text:p text:style-name="P13">Oración correcta: "El perro corre rápidamente."</text:p>
            </text:list-item>
            <text:list-item>
              <text:p text:style-name="P6">Oración incorrecta: "Corre rápidamente perro el." (violación de la sintaxis en español).</text:p>
            </text:list-item>
          </text:list>
        </text:list-item>
      </text:list>
      <text:p text:style-name="P5"/>
      <text:p text:style-name="P5"/>
      <text:h text:style-name="Heading_20_3" text:outline-level="3"><text:span text:style-name="Strong_20_Emphasis"><text:span text:style-name="T1">4. ¿Qué herramienta web podría encontrar que realizase un etiquetado y unificación de una oración en español?</text:span></text:span></text:h>
      <text:p text:style-name="P12"><text:span text:style-name="T1">Una herramienta web que puede realizar </text:span><text:span text:style-name="Strong_20_Emphasis"><text:span text:style-name="T5">etiquetado y unificación de una oración en español</text:span></text:span><text:span text:style-name="T1"> es </text:span><text:span text:style-name="Strong_20_Emphasis"><text:span text:style-name="T5">Freeling</text:span></text:span><text:span text:style-name="T1">. Es una plataforma de análisis lingüístico que ofrece:</text:span></text:p>
      <text:p text:style-name="P12"><text:span text:style-name="Strong_20_Emphasis"><text:span text:style-name="T6">Por un lado, e</text:span></text:span><text:span text:style-name="Strong_20_Emphasis"><text:span text:style-name="T5">tiquetado morfosintáctico </text:span></text:span><text:span text:style-name="Strong_20_Emphasis"><text:span text:style-name="T6">que</text:span></text:span><text:span text:style-name="T1"> </text:span><text:span text:style-name="T4">a</text:span><text:span text:style-name="T1">signa categorías gramaticales a las palabras, </text:span><text:span text:style-name="T4">luego la </text:span><text:span text:style-name="T6">d</text:span><text:span text:style-name="Strong_20_Emphasis"><text:span text:style-name="T5">esambiguación léxica</text:span></text:span><text:span text:style-name="T1"> </text:span><text:span text:style-name="T4">i</text:span><text:span text:style-name="T1">dentifica el sentido correcto de las palabras; </text:span><text:span text:style-name="T4">por último el </text:span><text:span text:style-name="T6">a</text:span><text:span text:style-name="Strong_20_Emphasis"><text:span text:style-name="T5">nálisis sintáctico</text:span></text:span><text:span text:style-name="T1"> </text:span><text:span text:style-name="T4">r</text:span><text:span text:style-name="T1">epresenta la estructura jerárquica de una oración.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5. Explica la diferencia entre morfología, semántica y pragmática.</text:span></text:span></text:h>
      <text:list xml:id="list1555089976" text:style-name="L15">
        <text:list-item>
          <text:p text:style-name="P11"><text:span text:style-name="Strong_20_Emphasis"><text:span text:style-name="T4">La m</text:span></text:span><text:span text:style-name="Strong_20_Emphasis"><text:span text:style-name="T1">orfología </text:span></text:span><text:span text:style-name="T4">e</text:span><text:span text:style-name="T1">studia la estructura interna de las palabras y cómo se forman. Se ocupa de morfemas (la unidad mínima con significado).</text:span></text:p>
          <text:list>
            <text:list-item>
              <text:p text:style-name="P14">Morfología léxica: "niño" (raíz) + "-s" (sufijo plural) → "niños".</text:p>
            </text:list-item>
            <text:list-item>
              <text:p text:style-name="P14">Morfología verbal: "correr" → "corrió" (cambio de raíz y sufijo para indicar tiempo pasado).</text:p>
            </text:list-item>
          </text:list>
        </text:list-item>
        <text:list-item>
          <text:p text:style-name="P11"><text:span text:style-name="Strong_20_Emphasis"><text:span text:style-name="T4">La s</text:span></text:span><text:span text:style-name="Strong_20_Emphasis"><text:span text:style-name="T1">emántica</text:span></text:span><text:span text:style-name="T1">: Se ocupa del significado literal de las palabras y oraciones.</text:span></text:p>
          <text:list>
            <text:list-item>
              <text:p text:style-name="P14">Oración: "El cielo está azul." → Significado literal: El color del cielo es azul.</text:p>
            </text:list-item>
            <text:list-item>
              <text:p text:style-name="P14">No analiza el contexto ni la intención.</text:p>
              <text:p text:style-name="P14"/>
            </text:list-item>
          </text:list>
        </text:list-item>
        <text:list-item>
          <text:p text:style-name="P11"><text:span text:style-name="Strong_20_Emphasis"><text:span text:style-name="T4">La p</text:span></text:span><text:span text:style-name="Strong_20_Emphasis"><text:span text:style-name="T1">ragmática</text:span></text:span><text:span text:style-name="T1">: Estudia cómo el contexto afecta al significado y la interpretación de las palabras o frases.</text:span></text:p>
          <text:list>
            <text:list-item>
              <text:p text:style-name="P7">"¿Puedes pasarme la sal?" → Literalmente es una pregunta, pero pragmáticamente es una solicitud.</text:p>
            </text:list-item>
          </text:list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dc0f8" officeooo:paragraph-rsid="001dc0f8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4T19:40:04.892000000</meta:creation-date>
    <dc:date>2025-01-24T20:17:51.787000000</dc:date>
    <meta:editing-duration>PT15S</meta:editing-duration>
    <meta:editing-cycles>1</meta:editing-cycles>
    <meta:document-statistic meta:table-count="0" meta:image-count="0" meta:object-count="0" meta:page-count="2" meta:paragraph-count="34" meta:word-count="535" meta:character-count="3446" meta:non-whitespace-character-count="2961"/>
    <meta:generator>LibreOffice/7.1.2.2$Windows_X86_64 LibreOffice_project/8a45595d069ef5570103caea1b71cc9d82b2aae4</meta:generator>
  </office:meta>
</office:document-meta>
</file>